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athJax_Typewriter" svg:font-family="MathJax_Typewriter" style:font-family-generic="moder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MathJax_Typewriter" fo:font-size="60pt" officeooo:rsid="000bf9a3" officeooo:paragraph-rsid="000bf9a3" style:font-size-asian="60pt" style:font-size-complex="60pt"/>
    </style:style>
    <style:style style:name="P2" style:family="paragraph" style:parent-style-name="Standard">
      <style:paragraph-properties fo:text-align="justify" style:justify-single-word="false"/>
      <style:text-properties style:font-name="MathJax_Typewriter" fo:font-size="12pt" officeooo:rsid="000bf9a3" officeooo:paragraph-rsid="000bf9a3" style:font-size-asian="10.5pt" style:font-size-complex="12pt"/>
    </style:style>
    <style:style style:name="P3" style:family="paragraph" style:parent-style-name="Standard">
      <style:paragraph-properties fo:text-align="justify" style:justify-single-word="false"/>
      <style:text-properties style:font-name="DejaVu Sans" fo:font-size="12pt" officeooo:rsid="000d4ece" officeooo:paragraph-rsid="000d4ece" style:font-size-asian="10.5pt" style:font-size-complex="12pt"/>
    </style:style>
    <style:style style:name="P4" style:family="paragraph" style:parent-style-name="Standard">
      <style:paragraph-properties fo:margin-left="2.501cm" fo:margin-right="0cm" fo:text-align="justify" style:justify-single-word="false" fo:text-indent="0cm" style:auto-text-indent="false"/>
      <style:text-properties officeooo:rsid="000fd17e" officeooo:paragraph-rsid="000fd17e"/>
    </style:style>
    <style:style style:name="P5" style:family="paragraph" style:parent-style-name="Standard" style:list-style-name="L1">
      <style:paragraph-properties fo:text-align="justify" style:justify-single-word="false"/>
      <style:text-properties style:font-name="Liberation Serif" fo:font-size="12pt" fo:font-weight="bold" officeooo:rsid="000d4ece" officeooo:paragraph-rsid="000d4ece" style:font-size-asian="10.5pt" style:font-weight-asian="bold" style:font-size-complex="12pt" style:font-weight-complex="bold"/>
    </style:style>
    <style:style style:name="P6" style:family="paragraph" style:parent-style-name="Standard">
      <style:paragraph-properties fo:text-align="justify" style:justify-single-word="false"/>
      <style:text-properties style:font-name="Liberation Serif" fo:font-size="12pt" fo:font-weight="bold" officeooo:rsid="000d4ece" officeooo:paragraph-rsid="000d4ece" style:font-size-asian="10.5pt" style:font-weight-asian="bold" style:font-size-complex="12pt" style:font-weight-complex="bold"/>
    </style:style>
    <style:style style:name="P7" style:family="paragraph" style:parent-style-name="Standard" style:list-style-name="L2">
      <style:paragraph-properties fo:text-align="justify" style:justify-single-word="false"/>
      <style:text-properties style:font-name="Liberation Serif" fo:font-size="12pt" fo:font-style="italic" fo:font-weight="normal" officeooo:rsid="000d4ece" officeooo:paragraph-rsid="000d4ece"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ext-properties style:font-name="Liberation Serif" fo:font-size="12pt" fo:font-style="italic" fo:font-weight="normal" officeooo:rsid="000d4ece" officeooo:paragraph-rsid="00130209" style:font-size-asian="10.5pt" style:font-style-asian="italic" style:font-weight-asian="normal" style:font-size-complex="12pt" style:font-style-complex="italic" style:font-weight-complex="normal"/>
    </style:style>
    <style:style style:name="P9" style:family="paragraph" style:parent-style-name="Standard" style:list-style-name="L4">
      <style:paragraph-properties fo:text-align="justify" style:justify-single-word="false"/>
      <style:text-properties style:font-name="Liberation Serif" fo:font-size="12pt" fo:font-style="italic" fo:font-weight="normal" officeooo:rsid="00130209" officeooo:paragraph-rsid="00130209"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style:text-properties style:font-name="Liberation Serif" fo:font-size="12pt" fo:font-style="italic" fo:font-weight="normal" officeooo:rsid="00130209" officeooo:paragraph-rsid="00130209" style:font-size-asian="10.5pt" style:font-style-asian="italic" style:font-weight-asian="normal" style:font-size-complex="12pt" style:font-style-complex="italic" style:font-weight-complex="normal"/>
    </style:style>
    <style:style style:name="P11" style:family="paragraph" style:parent-style-name="Standard" style:list-style-name="L5">
      <style:paragraph-properties fo:text-align="justify" style:justify-single-word="false"/>
      <style:text-properties style:font-name="Liberation Serif" fo:font-size="12pt" fo:font-style="italic" fo:font-weight="normal" officeooo:rsid="00130209" officeooo:paragraph-rsid="00130209" style:font-size-asian="10.5pt" style:font-style-asian="italic" style:font-weight-asian="normal" style:font-size-complex="12pt" style:font-style-complex="italic" style:font-weight-complex="normal"/>
    </style:style>
    <style:style style:name="P12" style:family="paragraph" style:parent-style-name="Standard" style:list-style-name="L2">
      <style:paragraph-properties fo:text-align="justify" style:justify-single-word="false"/>
      <style:text-properties style:font-name="Liberation Serif" fo:font-size="12pt" fo:font-style="normal" fo:font-weight="normal" officeooo:rsid="000ec558" officeooo:paragraph-rsid="000ec558"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Liberation Serif" fo:font-size="12pt" fo:font-style="normal" fo:font-weight="normal" officeooo:rsid="000ec558" officeooo:paragraph-rsid="000ec558" style:font-size-asian="10.5pt" style:font-style-asian="normal" style:font-weight-asian="normal" style:font-size-complex="12pt" style:font-style-complex="normal" style:font-weight-complex="normal"/>
    </style:style>
    <style:style style:name="P14" style:family="paragraph" style:parent-style-name="Standard" style:list-style-name="L5">
      <style:paragraph-properties fo:text-align="justify" style:justify-single-word="false"/>
      <style:text-properties style:font-name="Liberation Serif" fo:font-size="12pt" fo:font-style="normal" fo:font-weight="normal" officeooo:rsid="000ec558" officeooo:paragraph-rsid="00130209" style:font-size-asian="10.5pt" style:font-style-asian="normal" style:font-weight-asian="normal" style:font-size-complex="12pt" style:font-style-complex="normal" style:font-weight-complex="normal"/>
    </style:style>
    <style:style style:name="P15" style:family="paragraph" style:parent-style-name="Standard" style:list-style-name="L9">
      <style:paragraph-properties fo:text-align="justify" style:justify-single-word="false"/>
      <style:text-properties style:font-name="Liberation Serif" fo:font-size="12pt" fo:font-style="normal" fo:font-weight="normal" officeooo:rsid="000ec558" officeooo:paragraph-rsid="0015448b"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Liberation Serif" fo:font-size="12pt" fo:font-style="normal" fo:font-weight="normal" officeooo:rsid="000fc0a9" officeooo:paragraph-rsid="000fd17e"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iberation Serif" fo:font-size="12pt" fo:font-style="normal" fo:font-weight="normal" officeooo:rsid="00130209" officeooo:paragraph-rsid="00130209" style:font-size-asian="10.5pt" style:font-style-asian="normal" style:font-weight-asian="normal" style:font-size-complex="12pt" style:font-style-complex="normal" style:font-weight-complex="normal"/>
    </style:style>
    <style:style style:name="P18" style:family="paragraph" style:parent-style-name="Standard" style:list-style-name="L2">
      <style:paragraph-properties fo:text-align="justify" style:justify-single-word="false"/>
      <style:text-properties officeooo:paragraph-rsid="000ec558"/>
    </style:style>
    <style:style style:name="P19" style:family="paragraph" style:parent-style-name="Standard" style:list-style-name="L3">
      <style:paragraph-properties fo:text-align="justify" style:justify-single-word="false"/>
      <style:text-properties officeooo:paragraph-rsid="000fd17e"/>
    </style:style>
    <style:style style:name="P20" style:family="paragraph" style:parent-style-name="Standard" style:list-style-name="L5">
      <style:paragraph-properties fo:text-align="justify" style:justify-single-word="false"/>
      <style:text-properties officeooo:paragraph-rsid="00130209"/>
    </style:style>
    <style:style style:name="P21" style:family="paragraph" style:parent-style-name="Standard" style:list-style-name="L5">
      <style:paragraph-properties fo:text-align="justify" style:justify-single-word="false"/>
      <style:text-properties officeooo:paragraph-rsid="00138420"/>
    </style:style>
    <style:style style:name="P22" style:family="paragraph" style:parent-style-name="Standard">
      <style:paragraph-properties fo:text-align="justify" style:justify-single-word="false"/>
      <style:text-properties officeooo:paragraph-rsid="00130209"/>
    </style:style>
    <style:style style:name="P23" style:family="paragraph" style:parent-style-name="Standard">
      <style:paragraph-properties fo:text-align="justify" style:justify-single-word="false"/>
      <style:text-properties officeooo:paragraph-rsid="00138420"/>
    </style:style>
    <style:style style:name="P24" style:family="paragraph" style:parent-style-name="Standard" style:list-style-name="L9">
      <style:paragraph-properties fo:text-align="justify" style:justify-single-word="false"/>
      <style:text-properties officeooo:paragraph-rsid="0015448b"/>
    </style:style>
    <style:style style:name="P25" style:family="paragraph" style:parent-style-name="Standard">
      <style:paragraph-properties fo:text-align="justify" style:justify-single-word="false"/>
      <style:text-properties officeooo:paragraph-rsid="0015448b"/>
    </style:style>
    <style:style style:name="P26" style:family="paragraph" style:parent-style-name="Standard" style:list-style-name="L11">
      <style:paragraph-properties fo:text-align="justify" style:justify-single-word="false"/>
      <style:text-properties officeooo:paragraph-rsid="001582b8"/>
    </style:style>
    <style:style style:name="P27" style:family="paragraph" style:parent-style-name="Standard" style:list-style-name="L13">
      <style:paragraph-properties fo:text-align="justify" style:justify-single-word="false"/>
      <style:text-properties officeooo:paragraph-rsid="001582b8"/>
    </style:style>
    <style:style style:name="P28" style:family="paragraph" style:parent-style-name="Standard" style:list-style-name="L14">
      <style:paragraph-properties fo:text-align="justify" style:justify-single-word="false"/>
      <style:text-properties officeooo:paragraph-rsid="000d4ece"/>
    </style:style>
    <style:style style:name="P29" style:family="paragraph" style:parent-style-name="Standard" style:list-style-name="L14">
      <style:paragraph-properties fo:text-align="justify" style:justify-single-word="false"/>
      <style:text-properties officeooo:paragraph-rsid="00183df4"/>
    </style:style>
    <style:style style:name="P30" style:family="paragraph" style:parent-style-name="Standard" style:list-style-name="L5">
      <style:paragraph-properties fo:text-align="justify" style:justify-single-word="false"/>
      <style:text-properties fo:font-style="italic" officeooo:rsid="00130209" officeooo:paragraph-rsid="00130209" style:font-style-asian="italic" style:font-style-complex="italic"/>
    </style:style>
    <style:style style:name="P31" style:family="paragraph" style:parent-style-name="Standard" style:list-style-name="L8">
      <style:paragraph-properties fo:text-align="justify" style:justify-single-word="false"/>
      <style:text-properties fo:font-style="italic" officeooo:rsid="0015083a" officeooo:paragraph-rsid="0015083a" style:font-style-asian="italic" style:font-style-complex="italic"/>
    </style:style>
    <style:style style:name="P32" style:family="paragraph" style:parent-style-name="Standard">
      <style:paragraph-properties fo:text-align="justify" style:justify-single-word="false"/>
      <style:text-properties fo:font-style="italic" officeooo:rsid="0015083a" officeooo:paragraph-rsid="0015083a" style:font-style-asian="italic" style:font-style-complex="italic"/>
    </style:style>
    <style:style style:name="P33" style:family="paragraph" style:parent-style-name="Standard" style:list-style-name="L9">
      <style:paragraph-properties fo:text-align="justify" style:justify-single-word="false"/>
      <style:text-properties fo:font-style="italic" officeooo:rsid="0015448b" officeooo:paragraph-rsid="0015448b" style:font-style-asian="italic" style:font-style-complex="italic"/>
    </style:style>
    <style:style style:name="P34" style:family="paragraph" style:parent-style-name="Standard">
      <style:paragraph-properties fo:text-align="justify" style:justify-single-word="false"/>
      <style:text-properties fo:font-style="italic" officeooo:rsid="0015448b" officeooo:paragraph-rsid="0015448b" style:font-style-asian="italic" style:font-style-complex="italic"/>
    </style:style>
    <style:style style:name="P35" style:family="paragraph" style:parent-style-name="Standard" style:list-style-name="L9">
      <style:paragraph-properties fo:text-align="justify" style:justify-single-word="false"/>
      <style:text-properties fo:font-style="italic" officeooo:paragraph-rsid="0015448b" style:font-style-asian="italic" style:font-style-complex="italic"/>
    </style:style>
    <style:style style:name="P36" style:family="paragraph" style:parent-style-name="Standard" style:list-style-name="L11">
      <style:paragraph-properties fo:text-align="justify" style:justify-single-word="false"/>
      <style:text-properties fo:font-style="italic" officeooo:rsid="001582b8" officeooo:paragraph-rsid="001582b8" style:font-style-asian="italic" style:font-style-complex="italic"/>
    </style:style>
    <style:style style:name="P37" style:family="paragraph" style:parent-style-name="Standard">
      <style:paragraph-properties fo:text-align="justify" style:justify-single-word="false"/>
      <style:text-properties fo:font-style="italic" officeooo:rsid="001582b8" officeooo:paragraph-rsid="001582b8" style:font-style-asian="italic" style:font-style-complex="italic"/>
    </style:style>
    <style:style style:name="P38" style:family="paragraph" style:parent-style-name="Standard">
      <style:paragraph-properties fo:text-align="justify" style:justify-single-word="false"/>
      <style:text-properties fo:font-style="normal" officeooo:rsid="001582b8" officeooo:paragraph-rsid="001582b8" style:font-style-asian="normal" style:font-style-complex="normal"/>
    </style:style>
    <style:style style:name="P39" style:family="paragraph" style:parent-style-name="Standard" style:list-style-name="L13">
      <style:paragraph-properties fo:text-align="justify" style:justify-single-word="false"/>
      <style:text-properties fo:font-style="normal" officeooo:rsid="001582b8" officeooo:paragraph-rsid="001582b8" style:font-style-asian="normal" style:font-style-complex="normal"/>
    </style:style>
    <style:style style:name="P40" style:family="paragraph" style:parent-style-name="Standard" style:list-style-name="L5">
      <style:paragraph-properties fo:text-align="justify" style:justify-single-word="false"/>
      <style:text-properties officeooo:rsid="00138420" officeooo:paragraph-rsid="00138420"/>
    </style:style>
    <style:style style:name="P41" style:family="paragraph" style:parent-style-name="Standard">
      <style:paragraph-properties fo:text-align="justify" style:justify-single-word="false"/>
      <style:text-properties officeooo:rsid="00138420" officeooo:paragraph-rsid="00138420"/>
    </style:style>
    <style:style style:name="P42" style:family="paragraph" style:parent-style-name="Standard" style:list-style-name="L1">
      <style:paragraph-properties fo:text-align="justify" style:justify-single-word="false"/>
      <style:text-properties style:font-name="Liberation Serif" fo:font-size="12pt" fo:font-weight="bold" officeooo:rsid="000d4ece" officeooo:paragraph-rsid="000d4ece" style:font-size-asian="12pt" style:font-weight-asian="bold" style:font-size-complex="12pt" style:font-weight-complex="bold"/>
    </style:style>
    <style:style style:name="P43" style:family="paragraph" style:parent-style-name="Standard">
      <style:paragraph-properties fo:text-align="justify" style:justify-single-word="false"/>
      <style:text-properties style:font-name="Liberation Serif" fo:font-size="12pt" fo:font-weight="bold" officeooo:rsid="000d4ece" officeooo:paragraph-rsid="000d4ece" style:font-size-asian="12pt" style:font-weight-asian="bold" style:font-size-complex="12pt" style:font-weight-complex="bold"/>
    </style:style>
    <style:style style:name="P44" style:family="paragraph" style:parent-style-name="Standard" style:list-style-name="L14">
      <style:paragraph-properties fo:text-align="justify" style:justify-single-word="false"/>
      <style:text-properties officeooo:rsid="00183df4" officeooo:paragraph-rsid="00183df4"/>
    </style:style>
    <style:style style:name="P45" style:family="paragraph" style:parent-style-name="Standard">
      <style:paragraph-properties fo:margin-left="1.251cm" fo:margin-right="0cm" fo:text-align="justify" style:justify-single-word="false" fo:text-indent="0cm" style:auto-text-indent="false"/>
      <style:text-properties style:font-name="Liberation Serif" fo:font-size="12pt" fo:font-style="italic" fo:font-weight="normal" officeooo:rsid="000ec558" officeooo:paragraph-rsid="000ec558" style:font-size-asian="10.5pt" style:font-style-asian="italic" style:font-weight-asian="normal" style:font-size-complex="12pt" style:font-style-complex="italic" style:font-weight-complex="normal"/>
    </style:style>
    <style:style style:name="P46" style:family="paragraph" style:parent-style-name="Standard">
      <style:paragraph-properties fo:margin-left="2.501cm" fo:margin-right="0cm" fo:text-align="justify" style:justify-single-word="false" fo:text-indent="0cm" style:auto-text-indent="false"/>
      <style:text-properties style:font-name="Liberation Serif" fo:font-size="12pt" fo:font-style="normal" fo:font-weight="normal" officeooo:rsid="000fc0a9" officeooo:paragraph-rsid="000fc0a9" style:font-size-asian="10.5pt" style:font-style-asian="normal" style:font-weight-asian="normal" style:font-size-complex="12pt" style:font-style-complex="normal" style:font-weight-complex="normal"/>
    </style:style>
    <style:style style:name="P47" style:family="paragraph" style:parent-style-name="Standard">
      <style:paragraph-properties fo:margin-left="3.752cm" fo:margin-right="0cm" fo:text-align="justify" style:justify-single-word="false" fo:text-indent="0cm" style:auto-text-indent="false"/>
      <style:text-properties style:font-name="Liberation Serif" fo:font-size="12pt" fo:font-style="normal" fo:font-weight="normal" officeooo:rsid="000fc0a9" officeooo:paragraph-rsid="000fc0a9" style:font-size-asian="10.5pt" style:font-style-asian="normal" style:font-weight-asian="normal" style:font-size-complex="12pt" style:font-style-complex="normal" style:font-weight-complex="normal"/>
    </style:style>
    <style:style style:name="P48" style:family="paragraph" style:parent-style-name="Standard">
      <style:paragraph-properties fo:margin-left="2.501cm" fo:margin-right="0cm" fo:text-align="justify" style:justify-single-word="false" fo:text-indent="0cm" style:auto-text-indent="false"/>
      <style:text-properties style:font-name="Liberation Serif" fo:font-size="12pt" fo:font-style="normal" fo:font-weight="normal" officeooo:rsid="00130209" officeooo:paragraph-rsid="00130209"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2.501cm" fo:margin-right="0cm" fo:text-align="justify" style:justify-single-word="false" fo:text-indent="0cm" style:auto-text-indent="false"/>
      <style:text-properties style:font-name="Liberation Serif" fo:font-size="12pt" fo:font-style="normal" fo:font-weight="normal" officeooo:rsid="001582b8" officeooo:paragraph-rsid="001582b8"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2.501cm" fo:margin-right="0cm" fo:text-align="justify" style:justify-single-word="false" fo:text-indent="0cm" style:auto-text-indent="false"/>
      <style:text-properties officeooo:paragraph-rsid="00138420"/>
    </style:style>
    <style:style style:name="P51" style:family="paragraph" style:parent-style-name="Standard">
      <style:paragraph-properties fo:margin-left="2.501cm" fo:margin-right="0cm" fo:text-align="justify" style:justify-single-word="false" fo:text-indent="0cm" style:auto-text-indent="false"/>
      <style:text-properties officeooo:paragraph-rsid="0015083a"/>
    </style:style>
    <style:style style:name="P52" style:family="paragraph" style:parent-style-name="Standard">
      <style:paragraph-properties fo:margin-left="2.501cm" fo:margin-right="0cm" fo:text-align="justify" style:justify-single-word="false" fo:text-indent="0cm" style:auto-text-indent="false"/>
      <style:text-properties officeooo:paragraph-rsid="00160a40"/>
    </style:style>
    <style:style style:name="P53" style:family="paragraph" style:parent-style-name="Standard">
      <style:paragraph-properties fo:margin-left="2.501cm" fo:margin-right="0cm" fo:text-align="justify" style:justify-single-word="false" fo:text-indent="0cm" style:auto-text-indent="false"/>
      <style:text-properties fo:font-style="normal" officeooo:rsid="001582b8" officeooo:paragraph-rsid="001582b8" style:font-style-asian="normal" style:font-style-complex="normal"/>
    </style:style>
    <style:style style:name="P54" style:family="paragraph" style:parent-style-name="Standard" style:list-style-name="L13">
      <style:paragraph-properties fo:margin-left="2.501cm" fo:margin-right="0cm" fo:text-align="justify" style:justify-single-word="false" fo:text-indent="0cm" style:auto-text-indent="false"/>
      <style:text-properties fo:font-style="normal" officeooo:rsid="001582b8" officeooo:paragraph-rsid="00160a40" style:font-style-asian="normal" style:font-style-complex="normal"/>
    </style:style>
    <style:style style:name="P55" style:family="paragraph" style:parent-style-name="Standard">
      <style:paragraph-properties fo:margin-left="2.501cm" fo:margin-right="0cm" fo:text-align="justify" style:justify-single-word="false" fo:text-indent="0cm" style:auto-text-indent="false"/>
      <style:text-properties fo:font-style="normal" officeooo:rsid="00160a40" officeooo:paragraph-rsid="00160a40" style:font-style-asian="normal" style:font-style-complex="normal"/>
    </style:style>
    <style:style style:name="P56" style:family="paragraph" style:parent-style-name="Standard">
      <style:paragraph-properties fo:margin-left="2.501cm" fo:margin-right="0cm" fo:text-align="justify" style:justify-single-word="false" fo:text-indent="0cm" style:auto-text-indent="false"/>
      <style:text-properties fo:font-style="normal" officeooo:rsid="00178382" officeooo:paragraph-rsid="00178382" style:font-style-asian="normal" style:font-style-complex="normal"/>
    </style:style>
    <style:style style:name="P57" style:family="paragraph" style:parent-style-name="Standard">
      <style:paragraph-properties fo:margin-left="2.501cm" fo:margin-right="0cm" fo:text-align="justify" style:justify-single-word="false" fo:text-indent="0cm" style:auto-text-indent="false"/>
      <style:text-properties fo:font-style="italic" officeooo:rsid="001582b8" officeooo:paragraph-rsid="001582b8" style:font-style-asian="italic" style:font-style-complex="italic"/>
    </style:style>
    <style:style style:name="P58" style:family="paragraph" style:parent-style-name="Standard">
      <style:paragraph-properties fo:margin-left="2.501cm" fo:margin-right="0cm" fo:text-align="justify" style:justify-single-word="false" fo:text-indent="0cm" style:auto-text-indent="false"/>
      <style:text-properties officeooo:rsid="001582b8" officeooo:paragraph-rsid="001582b8"/>
    </style:style>
    <style:style style:name="T1"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style:font-name="Liberation Serif" fo:font-size="12pt" fo:font-style="normal" fo:font-weight="normal" officeooo:rsid="000ec558" style:font-size-asian="10.5pt" style:font-style-asian="normal" style:font-weight-asian="normal" style:font-size-complex="12pt" style:font-style-complex="normal" style:font-weight-complex="normal"/>
    </style:style>
    <style:style style:name="T3" style:family="text">
      <style:text-properties style:font-name="Liberation Serif" fo:font-size="12pt" fo:font-style="normal" fo:font-weight="normal" officeooo:rsid="000fc0a9" style:font-size-asian="10.5pt" style:font-style-asian="normal" style:font-weight-asian="normal" style:font-size-complex="12pt" style:font-style-complex="normal" style:font-weight-complex="normal"/>
    </style:style>
    <style:style style:name="T4" style:family="text">
      <style:text-properties style:font-name="Liberation Serif" fo:font-size="12pt" fo:font-style="normal" fo:font-weight="normal" officeooo:rsid="000fd17e" style:font-size-asian="10.5pt" style:font-style-asian="normal" style:font-weight-asian="normal" style:font-size-complex="12pt" style:font-style-complex="normal" style:font-weight-complex="normal"/>
    </style:style>
    <style:style style:name="T5" style:family="text">
      <style:text-properties style:font-name="Liberation Serif" fo:font-size="12pt" fo:font-style="normal" fo:font-weight="normal" officeooo:rsid="00130209" style:font-size-asian="10.5pt" style:font-style-asian="normal" style:font-weight-asian="normal" style:font-size-complex="12pt" style:font-style-complex="normal" style:font-weight-complex="normal"/>
    </style:style>
    <style:style style:name="T6" style:family="text">
      <style:text-properties style:font-name="Liberation Serif" fo:font-size="12pt" fo:font-style="normal" fo:font-weight="normal" officeooo:rsid="00138420" style:font-size-asian="10.5pt" style:font-style-asian="normal" style:font-weight-asian="normal" style:font-size-complex="12pt" style:font-style-complex="normal" style:font-weight-complex="normal"/>
    </style:style>
    <style:style style:name="T7" style:family="text">
      <style:text-properties style:font-name="Liberation Serif" fo:font-size="12pt" fo:font-style="normal" fo:font-weight="normal" officeooo:rsid="00160a40" style:font-size-asian="10.5pt" style:font-style-asian="normal" style:font-weight-asian="normal" style:font-size-complex="12pt" style:font-style-complex="normal" style:font-weight-complex="normal"/>
    </style:style>
    <style:style style:name="T8" style:family="text">
      <style:text-properties style:font-name="Liberation Serif" fo:font-size="12pt" fo:font-style="normal" style:text-underline-style="none" fo:font-weight="normal" officeooo:rsid="00138420" style:font-size-asian="10.5pt" style:font-style-asian="normal" style:font-weight-asian="normal" style:font-size-complex="12pt" style:font-style-complex="normal" style:font-weight-complex="normal"/>
    </style:style>
    <style:style style:name="T9" style:family="text">
      <style:text-properties style:font-name="Liberation Serif" fo:font-size="12pt" fo:font-style="normal" style:text-underline-style="none" fo:font-weight="normal" officeooo:rsid="0015083a" style:font-size-asian="10.5pt" style:font-style-asian="normal" style:font-weight-asian="normal" style:font-size-complex="12pt" style:font-style-complex="normal" style:font-weight-complex="normal"/>
    </style:style>
    <style:style style:name="T10" style:family="text">
      <style:text-properties style:font-name="Liberation Serif" fo:font-size="12pt" fo:font-style="normal" style:text-underline-style="none" fo:font-weight="normal" officeooo:rsid="0015448b" style:font-size-asian="10.5pt" style:font-style-asian="normal" style:font-weight-asian="normal" style:font-size-complex="12pt" style:font-style-complex="normal" style:font-weight-complex="normal"/>
    </style:style>
    <style:style style:name="T11" style:family="text">
      <style:text-properties style:font-name="Liberation Serif" fo:font-size="12pt" fo:font-style="normal" style:text-underline-style="none" fo:font-weight="normal" officeooo:rsid="000ec558" style:font-size-asian="10.5pt" style:font-style-asian="normal" style:font-weight-asian="normal" style:font-size-complex="12pt" style:font-style-complex="normal" style:font-weight-complex="normal"/>
    </style:style>
    <style:style style:name="T12" style:family="text">
      <style:text-properties style:font-name="Liberation Serif" fo:font-size="12pt" fo:font-weight="normal" style:font-size-asian="10.5pt" style:font-weight-asian="normal" style:font-size-complex="12pt" style:font-weight-complex="normal"/>
    </style:style>
    <style:style style:name="T13" style:family="text">
      <style:text-properties style:font-name="Liberation Serif" fo:font-size="12pt" fo:font-weight="normal" officeooo:rsid="000ec558" style:font-size-asian="10.5pt" style:font-weight-asian="normal" style:font-size-complex="12pt" style:font-weight-complex="normal"/>
    </style:style>
    <style:style style:name="T14" style:family="text">
      <style:text-properties style:font-name="Liberation Serif" fo:font-size="12pt" fo:font-weight="normal" officeooo:rsid="00160a40" style:font-size-asian="10.5pt" style:font-weight-asian="normal" style:font-size-complex="12pt" style:font-weight-complex="normal"/>
    </style:style>
    <style:style style:name="T15" style:family="text">
      <style:text-properties style:font-name="Liberation Serif" fo:font-size="12pt" fo:font-style="italic" fo:font-weight="normal" officeooo:rsid="000ec558" style:font-size-asian="10.5pt" style:font-style-asian="italic" style:font-weight-asian="normal" style:font-size-complex="12pt" style:font-style-complex="italic" style:font-weight-complex="normal"/>
    </style:style>
    <style:style style:name="T16" style:family="text">
      <style:text-properties style:font-name="Liberation Serif" fo:font-size="12pt" fo:font-style="italic" fo:font-weight="normal" officeooo:rsid="000fd17e" style:font-size-asian="10.5pt" style:font-style-asian="italic" style:font-weight-asian="normal" style:font-size-complex="12pt" style:font-style-complex="italic" style:font-weight-complex="normal"/>
    </style:style>
    <style:style style:name="T17" style:family="text">
      <style:text-properties style:font-name="Liberation Serif" fo:font-size="12pt" fo:font-style="italic" fo:font-weight="normal" officeooo:rsid="00138420" style:font-size-asian="10.5pt" style:font-style-asian="italic" style:font-weight-asian="normal" style:font-size-complex="12pt" style:font-style-complex="italic" style:font-weight-complex="normal"/>
    </style:style>
    <style:style style:name="T18" style:family="text">
      <style:text-properties style:font-name="Liberation Serif" fo:font-size="12pt" fo:font-style="italic" fo:font-weight="normal" officeooo:rsid="001582b8" style:font-size-asian="10.5pt" style:font-style-asian="italic" style:font-weight-asian="normal" style:font-size-complex="12pt" style:font-style-complex="italic" style:font-weight-complex="normal"/>
    </style:style>
    <style:style style:name="T19" style:family="text">
      <style:text-properties style:font-name="Liberation Serif" fo:font-size="12pt" fo:font-style="italic" style:text-underline-style="none" fo:font-weight="bold" officeooo:rsid="00138420" style:font-size-asian="10.5pt" style:font-style-asian="italic" style:font-weight-asian="bold" style:font-size-complex="12pt" style:font-style-complex="italic" style:font-weight-complex="bold"/>
    </style:style>
    <style:style style:name="T20" style:family="text">
      <style:text-properties style:font-name="Liberation Serif" fo:font-size="12pt" fo:font-style="italic" style:text-underline-style="none" fo:font-weight="normal" officeooo:rsid="00138420" style:font-size-asian="10.5pt" style:font-style-asian="italic" style:font-weight-asian="normal" style:font-size-complex="12pt" style:font-style-complex="italic" style:font-weight-complex="normal"/>
    </style:style>
    <style:style style:name="T21" style:family="text">
      <style:text-properties style:font-name="Liberation Serif" fo:font-size="12pt" style:text-underline-style="none" fo:font-weight="normal" style:font-size-asian="10.5pt" style:font-weight-asian="normal" style:font-size-complex="12pt" style:font-weight-complex="normal"/>
    </style:style>
    <style:style style:name="T22" style:family="text">
      <style:text-properties style:font-name="Liberation Serif" fo:font-size="12pt" style:text-underline-style="none" fo:font-weight="normal" officeooo:rsid="0015448b" style:font-size-asian="10.5pt" style:font-weight-asian="normal" style:font-size-complex="12pt" style:font-weight-complex="normal"/>
    </style:style>
    <style:style style:name="T23" style:family="text">
      <style:text-properties style:font-name="Liberation Serif" fo:font-size="12pt" style:text-underline-style="none" fo:font-weight="normal" officeooo:rsid="000ec558" style:font-size-asian="10.5pt" style:font-weight-asian="normal" style:font-size-complex="12pt" style:font-weight-complex="normal"/>
    </style:style>
    <style:style style:name="T24" style:family="text">
      <style:text-properties fo:font-style="normal" officeooo:rsid="000ec558" style:font-style-asian="normal" style:font-style-complex="normal"/>
    </style:style>
    <style:style style:name="T25" style:family="text">
      <style:text-properties officeooo:rsid="0015448b"/>
    </style:style>
    <style:style style:name="T26" style:family="text">
      <style:text-properties style:font-name="Liberation Serif" fo:font-size="12pt" fo:font-weight="normal" style:font-size-asian="12pt" style:font-weight-asian="normal" style:font-size-complex="12pt" style:font-weight-complex="normal"/>
    </style:style>
    <style:style style:name="T27" style:family="text">
      <style:text-properties style:font-name="Liberation Serif" fo:font-size="12pt" fo:font-weight="normal" officeooo:rsid="000d4ece" style:font-size-asian="12pt" style:font-weight-asian="normal" style:font-size-complex="12pt" style:font-weight-complex="normal"/>
    </style:style>
    <style:style style:name="T28" style:family="text">
      <style:text-properties style:font-name="Liberation Serif" fo:font-size="12pt" fo:font-weight="normal" officeooo:rsid="00183df4" style:font-size-asian="12pt" style:font-weight-asian="normal" style:font-size-complex="12pt" style:font-weight-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947cm" fo:text-indent="-0.635cm" fo:margin-left="2.94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82cm" fo:text-indent="-0.635cm" fo:margin-left="3.5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17cm" fo:text-indent="-0.635cm" fo:margin-left="4.2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52cm" fo:text-indent="-0.635cm" fo:margin-left="4.85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87cm" fo:text-indent="-0.635cm" fo:margin-left="5.4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22cm" fo:text-indent="-0.635cm" fo:margin-left="6.12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57cm" fo:text-indent="-0.635cm" fo:margin-left="6.75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92cm" fo:text-indent="-0.635cm" fo:margin-left="7.39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27cm" fo:text-indent="-0.635cm" fo:margin-left="8.02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62cm" fo:text-indent="-0.635cm" fo:margin-left="8.6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947cm" fo:text-indent="-0.635cm" fo:margin-left="2.94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82cm" fo:text-indent="-0.635cm" fo:margin-left="3.5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17cm" fo:text-indent="-0.635cm" fo:margin-left="4.2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52cm" fo:text-indent="-0.635cm" fo:margin-left="4.85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87cm" fo:text-indent="-0.635cm" fo:margin-left="5.4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22cm" fo:text-indent="-0.635cm" fo:margin-left="6.12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57cm" fo:text-indent="-0.635cm" fo:margin-left="6.75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92cm" fo:text-indent="-0.635cm" fo:margin-left="7.39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27cm" fo:text-indent="-0.635cm" fo:margin-left="8.02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62cm" fo:text-indent="-0.635cm" fo:margin-left="8.6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1</text:p>
      <text:p text:style-name="P2"/>
      <text:p text:style-name="P2"/>
      <text:p text:style-name="P2"/>
      <text:p text:style-name="P3"/>
      <text:list xml:id="list2377174098" text:style-name="L1">
        <text:list-item>
          <text:p text:style-name="P5">Análisis de ficheros de captura de tráfico.</text:p>
        </text:list-item>
      </text:list>
      <text:p text:style-name="P6"/>
      <text:list xml:id="list331976193" text:style-name="L2">
        <text:list-item>
          <text:p text:style-name="P7">1.2: Con el primer paquete seleccionado, observa en el Panel 2 de wireshark los detalles de los protocolos para ese paquete. Indica qué protocolos se usan en ese primer paquete y a qué nivel de la arquitectura TCP/IP corresponden dichos protocolos.</text:p>
          <text:p text:style-name="P7"/>
          <text:list>
            <text:list-header>
              <text:p text:style-name="P12">Al observar el panel 2 con el primer paquete seleccionado observamos que los protocolos que se usan en ese paquete son: </text:p>
            </text:list-header>
          </text:list>
          <text:p text:style-name="P12"/>
          <text:list>
            <text:list-item>
              <text:list>
                <text:list-item text:start-value="1">
                  <text:p text:style-name="P12">Ethernet II, que corresponde al nivel de enlace de la arqitectura TCP/IP.</text:p>
                </text:list-item>
                <text:list-item>
                  <text:p text:style-name="P12">Internet Protocol Version 4 (IP), dentro de la arquitectura TCP/IP está en el nivel de red.</text:p>
                </text:list-item>
                <text:list-item>
                  <text:p text:style-name="P12">Transmission Control Protocol (TCP), que corresponde al nivel de transporte de la arquitectura TCP/IP.</text:p>
                </text:list-item>
              </text:list>
            </text:list-item>
          </text:list>
        </text:list-item>
      </text:list>
      <text:p text:style-name="P13"/>
      <text:list xml:id="list125026792554632" text:continue-numbering="true" text:style-name="L2">
        <text:list-item>
          <text:p text:style-name="P18"><text:span text:style-name="T15">1.5: Teniendo seleccionado el primer paquete de la captura, despliega la pestaña que se corresponde con el protocolo Ethernet. </text:span><text:span text:style-name="T16">[...]</text:span><text:span text:style-name="T15"> Pincha en la aplicación Captura de pantalla y luego selecciona la opción Seleccionar área que capturar.</text:span></text:p>
        </text:list-item>
      </text:list>
      <text:p text:style-name="P45"/>
      <text:p text:style-name="P46">Desplegando la pestaña del protocolo Ethernet observamos los campos: </text:p>
      <text:list xml:id="list575793959" text:style-name="L3">
        <text:list-item>
          <text:list>
            <text:list-item>
              <text:list>
                <text:list-item>
                  <text:p text:style-name="P19"><text:span text:style-name="T3">Destination: </text:span><text:span text:style-name="T4">mirando la longitud </text:span><text:span text:style-name="T3">(7e:24:6e:dd:8f:0e), </text:span><text:span text:style-name="T4">comprobamos que su longitus es de 6 bytes.</text:span></text:p>
                </text:list-item>
                <text:list-item>
                  <text:p text:style-name="P19"><text:span text:style-name="T3">Source: </text:span><text:span text:style-name="T4">la longitud de este campo también corresponde a lo que hemos estudiado en la teoría, que es 6 bytes </text:span><text:span text:style-name="T3">(a2:ea:21:a9:90:5f).</text:span></text:p>
                </text:list-item>
                <text:list-item>
                  <text:p text:style-name="P19"><text:span text:style-name="T3">Type: </text:span><text:span text:style-name="T4">la longitud de este campo es de 2 bytes </text:span><text:span text:style-name="T3">(0x0800).</text:span></text:p>
                </text:list-item>
              </text:list>
            </text:list-item>
          </text:list>
        </text:list-item>
      </text:list>
      <text:p text:style-name="P16"/>
      <text:p text:style-name="P4"><text:span text:style-name="T3">T</text:span><text:span text:style-name="T1">odos los valores de los campos son:</text:span></text:p>
      <text:p text:style-name="P47">Ethernet II, Src: a2:ea:21:a9:90:5f (a2:ea:21:a9:90:5f), Dst: 7e:24:6e:dd:8f:0e (7e:24:6e:dd:8f:0e)</text:p>
      <text:p text:style-name="P47"><text:s text:c="4"/>Destination: 7e:24:6e:dd:8f:0e (7e:24:6e:dd:8f:0e)</text:p>
      <text:p text:style-name="P47"><text:s text:c="4"/>Source: a2:ea:21:a9:90:5f (a2:ea:21:a9:90:5f)</text:p>
      <text:p text:style-name="P47"><text:s text:c="4"/>Type: IPv4 (0x0800)</text:p>
      <text:p text:style-name="P47"/>
      <text:list xml:id="list971438641" text:style-name="L4">
        <text:list-item>
          <text:p text:style-name="P9">1.6: Pulsa sobre el campo Type de la cabecera Ethernet y observa cómo en la zona del Panel 3 que muestra el contenido del paquete en hexadecimal, se colorea dicho valor. Observa que wireshark interpreta el valor de Type 0x0800 como el código asociado al protocolo IP. ¿Qué significa?</text:p>
        </text:list-item>
      </text:list>
      <text:p text:style-name="P10"/>
      <text:p text:style-name="P48">Indica el protocolo encapsulado dentro del campo de datos. 0X0800 es el datagrama IP.</text:p>
      <text:p text:style-name="P48"/>
      <text:p text:style-name="P48"/>
      <text:p text:style-name="P48"/>
      <text:p text:style-name="P48"/>
      <text:p text:style-name="P48"/>
      <text:list xml:id="list730464337" text:style-name="L5">
        <text:list-item>
          <text:p text:style-name="P11"><text:soft-page-break/>1.8: Selecciona el segundo paquete y observa en el Panel 2 de wireshark los detalles de los protocolos para ese <text:s/>paquete. Indica qué protocolos se usan en ese segundo paquete y a qué nivel de la arquitectura TCP/IP corresponden dichos protocolos.</text:p>
        </text:list-item>
      </text:list>
      <text:p text:style-name="P17"/>
      <text:list xml:id="list125025677077454" text:continue-numbering="true" text:style-name="L5">
        <text:list-item>
          <text:list>
            <text:list-header>
              <text:p text:style-name="P20"><text:span text:style-name="T2">Al observar el panel 2 con el </text:span><text:span text:style-name="T5">segundo</text:span><text:span text:style-name="T2"> paquete seleccionado observamos que los protocolos que se usan en ese paquete son: </text:span></text:p>
            </text:list-header>
          </text:list>
          <text:p text:style-name="P14"/>
          <text:list>
            <text:list-item>
              <text:list>
                <text:list-item text:start-value="1">
                  <text:p text:style-name="P14">Ethernet II, que corresponde al nivel de enlace de la arqitectura TCP/IP.</text:p>
                </text:list-item>
                <text:list-item>
                  <text:p text:style-name="P14">Internet Protocol Version 4 (IP), dentro de la arquitectura TCP/IP está en el nivel de red.</text:p>
                  <text:p text:style-name="P20"><text:span text:style-name="T2">Transmission Control Protocol (TCP), que corresponde al nivel de transporte de la arquitectura TCP/IP.</text:span></text:p>
                </text:list-item>
              </text:list>
            </text:list-item>
          </text:list>
        </text:list-item>
      </text:list>
      <text:p text:style-name="P22"><text:span text:style-name="T2"/></text:p>
      <text:list xml:id="list125027050456894" text:continue-numbering="true" text:style-name="L5">
        <text:list-item>
          <text:p text:style-name="P30"><text:span text:style-name="T13">1.</text:span><text:span text:style-name="T12">9: Con el segundo paquete seleccionado, despliega la pestaña que se corresponde con el protocolo Ethernet. Indica qué campos observas en la cabecera de Ethernet. A la vista de los valores de estos campos indica si crees que este segundo paquete lo envı́a la misma máquina que envı́a el primer paquete.</text:span></text:p>
          <text:p text:style-name="P30"><text:span text:style-name="T12"/></text:p>
          <text:list>
            <text:list-header>
              <text:p text:style-name="P20"><text:span text:style-name="T3">Desplegando la pestaña del protocolo Ethernet observamos los campos: “</text:span><text:span text:style-name="T5">destination”, “</text:span><text:span text:style-name="T6">source” y “type”.</text:span></text:p>
              <text:p text:style-name="P21"><text:span text:style-name="T6">Mirando el campo “source” (origen) del protocolo de cada paquete observamos que no son el mismo. Por ello, el segundo paquete y el primero no proceden de la misma máquina.</text:span></text:p>
              <text:list>
                <text:list-item>
                  <text:p text:style-name="P21"><text:span text:style-name="T6">Paquete 1: Source: a2:ea:21:a9:90:5f </text:span></text:p>
                </text:list-item>
                <text:list-item>
                  <text:p text:style-name="P40"><text:span text:style-name="T1">Paquete 2: Source: 7e:24:6e:dd:8f:0e </text:span></text:p>
                </text:list-item>
              </text:list>
            </text:list-header>
          </text:list>
        </text:list-item>
      </text:list>
      <text:p text:style-name="P41"><text:span text:style-name="T1"/></text:p>
      <text:list xml:id="list125026871833999" text:continue-numbering="true" text:style-name="L5">
        <text:list-item>
          <text:p text:style-name="P21"><text:span text:style-name="T17">1.10: Fı́jate en la longitud del primer paquete que aparece en su columna Length del Panel 1. [...] ¿Crees que la primera trama lleva bits de relleno en Ethernet?</text:span></text:p>
        </text:list-item>
      </text:list>
      <text:p text:style-name="P23"><text:span text:style-name="T17"/></text:p>
      <text:p text:style-name="P50"><text:span text:style-name="T6">En la parte de </text:span><text:span text:style-name="T19">Length</text:span><text:span text:style-name="T20"> </text:span><text:span text:style-name="T8">del panel 1 observamos que la longitud de la trama Ethernet es de 74, pero </text:span><text:span text:style-name="T9">sin el CRC. Por ello, se suman 4 bytes más (lo que ocupa el CRC) a la longitud de la trama, es decir, la longitud verdadera de la trama Ethernet es de 78.</text:span></text:p>
      <text:p text:style-name="P51"><text:span text:style-name="T9">Dicho esto, creo que esta trama no tiene relleno. Según la teoría para que una trama tenga relleno tiene que tener menos de 64 bytes y en nuestro caso la trama tine un tamalo de 78, es decir, contiene al menos 46 bytes de datos.</text:span></text:p>
      <text:p text:style-name="P51"><text:span text:style-name="T9"/></text:p>
      <text:list xml:id="list3160627451" text:style-name="L8">
        <text:list-item>
          <text:p text:style-name="P31"><text:span text:style-name="T21">1.11: Si la columna Length de la trama tuviera un valor igual a 60 bytes (longitud total de la trama igual a 64 bytes: 60 más 4 bytes del CRC) ¿podrı́as decir si dicha trama tiene o no relleno?</text:span></text:p>
        </text:list-item>
      </text:list>
      <text:p text:style-name="P32"><text:span text:style-name="T21"/></text:p>
      <text:p text:style-name="P51"><text:span text:style-name="T9">La norma obliga a que toda trama que sea más grande de 64 bytes, es decir, que contenga al menos 46 bytes de datos. Si hay menos de 46 bytes de datos para transmitir, dichos datos se acompañan de bytes de relleno </text:span><text:span text:style-name="T10">para que entre datos y relleno haya la menos 46 bytes. En nuestro caso, sabemos que hay 46 bytes de datos, pero no sabemos si estos 46 son todos de datos o tiene relleno para llegra justo al límite de datod para transmitir.</text:span></text:p>
      <text:p text:style-name="P51"><text:span text:style-name="T10"/></text:p>
      <text:p text:style-name="P51"><text:span text:style-name="T10"/></text:p>
      <text:p text:style-name="P51"><text:span text:style-name="T10"/></text:p>
      <text:p text:style-name="P51"><text:span text:style-name="T10"/></text:p>
      <text:p text:style-name="P51"><text:span text:style-name="T10"/></text:p>
      <text:list xml:id="list2784703228" text:style-name="L9">
        <text:list-item>
          <text:p text:style-name="P33"><text:soft-page-break/><text:span text:style-name="T21">1.12: Observa el paquete número 18. Indica qué protocolos se usan en ese paquete y a qué nivel de la arquitectura TCP/IP corresponden dichos protocolos.</text:span></text:p>
        </text:list-item>
      </text:list>
      <text:p text:style-name="P34"><text:span text:style-name="T21"/></text:p>
      <text:list xml:id="list125026818901409" text:continue-numbering="true" text:style-name="L9">
        <text:list-item>
          <text:list>
            <text:list-header>
              <text:p text:style-name="P15">Al observar el panel 2 con el paquete <text:span text:style-name="T25">18</text:span> seleccionado observamos que los protocolos que se usan en ese paquete son: </text:p>
            </text:list-header>
          </text:list>
          <text:p text:style-name="P15"/>
          <text:list>
            <text:list-item>
              <text:list>
                <text:list-item text:start-value="1">
                  <text:p text:style-name="P15">Ethernet II, que corresponde al nivel de enlace de la arqitectura TCP/IP.</text:p>
                </text:list-item>
                <text:list-item>
                  <text:p text:style-name="P15">Internet Protocol Version 4 (IP), dentro de la arquitectura TCP/IP está en el nivel de red.</text:p>
                </text:list-item>
                <text:list-item>
                  <text:p text:style-name="P24"><text:span text:style-name="T11">Transmission Control Protocol (TCP), que corresponde al nivel de transporte de la arquitectura TCP/IP.</text:span></text:p>
                </text:list-item>
              </text:list>
            </text:list-item>
          </text:list>
        </text:list-item>
      </text:list>
      <text:p text:style-name="P25"><text:span text:style-name="T11"/></text:p>
      <text:list xml:id="list125026399032265" text:continue-numbering="true" text:style-name="L9">
        <text:list-item>
          <text:p text:style-name="P35"><text:span text:style-name="T22">1.13: </text:span><text:span text:style-name="T23">Observa el campo longitud de la trama Ethernet asociada al paquete número 18. Si la máquina que está enviando esa información hubiese tenido más datos para enviar dentro de la trama 18, explica si hubiera podido incluirlos también en el campo de datos de dicha trama.</text:span></text:p>
        </text:list-item>
      </text:list>
      <text:p text:style-name="P41"><text:span text:style-name="T1"/></text:p>
      <text:p text:style-name="P58"><text:span text:style-name="T1">Dado que la longitud del paquete sin CRC es de 1514, con el CRC sería 1518 que es el máximo de bytes permitidos. Por tanto, si se hubiera querido mandar más información no cabría en esta trama y se tendría que mandar en una diferente.</text:span></text:p>
      <text:p text:style-name="P58"><text:span text:style-name="T1"/></text:p>
      <text:list xml:id="list236941422" text:style-name="L11">
        <text:list-item>
          <text:p text:style-name="P26"><text:span text:style-name="T18">Cierra el fichero de captura cap1.cap y abre el fichero de captura cap2.cap con wireshark y responde a las siguientes preguntas:</text:span></text:p>
          <text:p text:style-name="P26"><text:span text:style-name="T18"/></text:p>
          <text:p text:style-name="P36"><text:span text:style-name="T12">1. Teniendo seleccionado el primer paquete de la captura, despliega la pestaña que se corresponde con el protocolo Ethernet. Indica qué campos observas en Ethernet. Apunta los valores de estos campos.</text:span></text:p>
        </text:list-item>
      </text:list>
      <text:p text:style-name="P38"><text:span text:style-name="T12"/></text:p>
      <text:p text:style-name="P49">Campos que observamos en el paquete 1:</text:p>
      <text:list xml:id="list4287002438" text:style-name="L13">
        <text:list-item>
          <text:list>
            <text:list-item>
              <text:list>
                <text:list-item>
                  <text:p text:style-name="P27"><text:span text:style-name="T12">Destination: Broadcast (ff:ff:ff:ff:ff:ff)</text:span></text:p>
                </text:list-item>
                <text:list-item>
                  <text:p text:style-name="P39"><text:span text:style-name="T12">Source: Cisco251_af:f4:54 (00:07:0d:af:f4:54)</text:span></text:p>
                </text:list-item>
                <text:list-item>
                  <text:p text:style-name="P39"><text:span text:style-name="T12">Type: ARP (0x0806)</text:span></text:p>
                </text:list-item>
                <text:list-item>
                  <text:p text:style-name="P39"><text:span text:style-name="T12">Padding </text:span><text:span text:style-name="T14">(relleno)</text:span><text:span text:style-name="T12">: 060104000000000201000302000005010301</text:span></text:p>
                </text:list-item>
              </text:list>
            </text:list-item>
          </text:list>
        </text:list-item>
      </text:list>
      <text:p text:style-name="P53"><text:span text:style-name="T12"/></text:p>
      <text:list xml:id="list125026107104138" text:continue-list="list236941422" text:style-name="L11">
        <text:list-header>
          <text:p text:style-name="P36"><text:span text:style-name="T12">2. Fı́jate en el campo Type. El valor es diferente al que viste en el fichero de captura anterior. ¿A qué protocolo se refiere este valor?</text:span></text:p>
        </text:list-header>
      </text:list>
      <text:p text:style-name="P37"><text:span text:style-name="T12"/></text:p>
      <text:p text:style-name="P52"><text:span text:style-name="T7">En este caso, en el campo “type” vemos que se refiere a</text:span><text:span text:style-name="T5">l protocolo encapsulado dentro del campo de datos: 0X08</text:span><text:span text:style-name="T7">06</text:span><text:span text:style-name="T5">, </text:span><text:span text:style-name="T7">mensaje ARP</text:span><text:span text:style-name="T5">.</text:span></text:p>
      <text:p text:style-name="P57"><text:span text:style-name="T12"/></text:p>
      <text:list xml:id="list125026625637690" text:continue-numbering="true" text:style-name="L11">
        <text:list-header>
          <text:p text:style-name="P36"><text:span text:style-name="T12">3. ¿Qué significa el valor del campo dirección destino Ethernet que aparece en ese primer paquete?</text:span></text:p>
        </text:list-header>
      </text:list>
      <text:p text:style-name="P37"><text:span text:style-name="T12"/></text:p>
      <text:list xml:id="list125026154658058" text:continue-list="list4287002438" text:style-name="L13">
        <text:list-item>
          <text:list>
            <text:list-item>
              <text:list>
                <text:list-header>
                  <text:p text:style-name="P54"><text:span text:style-name="T12">Destination: Broadcast (ff:ff:ff:ff:ff:ff). </text:span><text:span text:style-name="T14">Esto significa que los bits de destino son 1, la trama será entrgada a todas las estaciones de la subred, lo que llamamos “broadcast”.</text:span></text:p>
                </text:list-header>
              </text:list>
            </text:list-item>
          </text:list>
        </text:list-item>
      </text:list>
      <text:p text:style-name="P37"><text:span text:style-name="T12"/></text:p>
      <text:list xml:id="list125025837873191" text:continue-list="list125026625637690" text:style-name="L11">
        <text:list-header>
          <text:p text:style-name="P36"><text:span text:style-name="T12">4. Fı́jate en el campo longitud de la primera trama. ¿Cuánto es la longitud total de la trama contando el CRC?</text:span></text:p>
        </text:list-header>
      </text:list>
      <text:p text:style-name="P37"><text:span text:style-name="T12"/></text:p>
      <text:p text:style-name="P55"><text:span text:style-name="T12">La longitudd de la trama según ese campo es de 60 bytes, que con CRC aumenta a 64 bytes.</text:span></text:p>
      <text:p text:style-name="P37"><text:span text:style-name="T12"/></text:p>
      <text:list xml:id="list125026059831029" text:continue-numbering="true" text:style-name="L11">
        <text:list-header>
          <text:p text:style-name="P36"><text:soft-page-break/><text:span text:style-name="T12">6. Observa para este paquete el campo Padding. ¿Qué longitud tiene? ¿Qué crees que significa este campo?</text:span></text:p>
        </text:list-header>
      </text:list>
      <text:p text:style-name="P37"><text:span text:style-name="T12"/></text:p>
      <text:p text:style-name="P56"><text:span text:style-name="T12">El campo “padding” significa relleno. La cantidad de relleno de este paquete (longitud) es de 18 bytes.</text:span></text:p>
      <text:p text:style-name="P8"><text:span text:style-name="T24"/></text:p>
      <text:list xml:id="list125027095166294" text:continue-list="list2377174098" text:style-name="L1">
        <text:list-item>
          <text:p text:style-name="P42"><text:s/>Generación de tráfico Ethernet y análisis de la captura de tráfico.</text:p>
        </text:list-item>
      </text:list>
      <text:p text:style-name="P43"/>
      <text:list xml:id="list4158591311" text:style-name="L14">
        <text:list-item>
          <text:p text:style-name="P28"><text:span text:style-name="T27">Consulta las direcciones Ethernet que hay configuradas en cada una de las interfaces de las máquinas, para ello ejecuta por ejemplo en pc1:</text:span></text:p>
        </text:list-item>
      </text:list>
      <text:p text:style-name="P43"/>
      <text:list xml:id="list125027158960209" text:continue-numbering="true" text:style-name="L14">
        <text:list-item>
          <text:list>
            <text:list-item>
              <text:list>
                <text:list-item>
                  <text:p text:style-name="P29"><text:span text:style-name="T28">PC01: dirección Ethernet → 00:07:e9:11:59:11</text:span></text:p>
                </text:list-item>
                <text:list-item>
                  <text:p text:style-name="P44"><text:span text:style-name="T26">PC02: dirección Ethernet → 00:07:e9:22:59:22 </text:span></text:p>
                </text:list-item>
                <text:list-item>
                  <text:p text:style-name="P44"><text:span text:style-name="T26">PC03: dirección Ethernet → 00:07:e9:33:59:33</text:span></text:p>
                </text:list-item>
                <text:list-item>
                  <text:p text:style-name="P44"><text:span text:style-name="T26">PC04: dirección Ethernet → 00:07:e9:44:59:44 </text:span></text:p>
                </text:list-item>
              </text:list>
            </text:list-item>
          </text:list>
        </text:list-item>
      </text:list>
      <text:p text:style-name="P43"/>
      <text:p text:style-name="P43"/>
      <text:p text:style-name="P43"/>
      <text:list xml:id="list125025207258819" text:continue-list="list125027095166294" text:style-name="L1">
        <text:list-item>
          <text:p text:style-name="P42"/>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athJax_Typewriter" svg:font-family="MathJax_Typewriter" style:font-family-generic="moder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8T11:27:55.737048203</meta:creation-date>
    <dc:date>2022-02-24T12:50:24.929603475</dc:date>
    <meta:editing-duration>PT10M54S</meta:editing-duration>
    <meta:editing-cycles>2</meta:editing-cycles>
    <meta:generator>LibreOffice/6.4.7.2$Linux_X86_64 LibreOffice_project/40$Build-2</meta:generator>
    <meta:document-statistic meta:table-count="0" meta:image-count="0" meta:object-count="0" meta:page-count="4" meta:paragraph-count="69" meta:word-count="1270" meta:character-count="7403" meta:non-whitespace-character-count="6226"/>
  </office:meta>
</office:document-meta>
</file>